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6pt" style:font-size-asian="36pt" style:font-size-complex="3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manac for the Galaxy of Truth</text:p>
      <text:p text:style-name="P2"/>
      <text:p text:style-name="P7">Terran Sector</text:p>
      <text:p text:style-name="P1">Sol System</text:p>
      <text:p text:style-name="P4"><text:span text:style-name="T3">Human Homeworld: Terra<text:line-break/></text:span><text:span text:style-name="T4">Blah, blah, blah</text:span></text:p>
      <text:p text:style-name="P2"/>
      <text:p text:style-name="P1">A.I. System Network</text:p>
      <text:p text:style-name="P4"><text:span text:style-name="T3">A.I. Server World<text:line-break/></text:span><text:span text:style-name="T4">Blah, blah, blah</text:span></text:p>
      <text:p text:style-name="P2"/>
      <text:p text:style-name="P7">Eve Sector</text:p>
      <text:p text:style-name="P1">Eve System</text:p>
      <text:p text:style-name="P3">Eve Homeworld</text:p>
      <text:p text:style-name="P2">Blah, blah, blah</text:p>
      <text:p text:style-name="P2"/>
      <text:p text:style-name="P7">Bio-Stone Sector</text:p>
      <text:p text:style-name="P1">Bio-Stone Primary System</text:p>
      <text:p text:style-name="P3">Bio-Stone Homeworld Mk2</text:p>
      <text:p text:style-name="P2">Blah, blah, blah</text:p>
      <text:p text:style-name="P2"/>
      <text:p text:style-name="P1">Bio-Stone Secondary System</text:p>
      <text:p text:style-name="P3">Bio-Stone Homeworld Mk1</text:p>
      <text:p text:style-name="P2">Blah, blah, blah</text:p>
      <text:p text:style-name="P2"/>
      <text:p text:style-name="P7">Torn Sector</text:p>
      <text:p text:style-name="P1">Torn System</text:p>
      <text:p text:style-name="P3">Torn Homeworld</text:p>
      <text:p text:style-name="P2"><text:soft-page-break/>Blah, blah, blah</text:p>
      <text:p text:style-name="P2"/>
      <text:p text:style-name="P7">Synergy Sector</text:p>
      <text:p text:style-name="P1">Synergy System</text:p>
      <text:p text:style-name="P3">Synergy Homeworld</text:p>
      <text:p text:style-name="P2">Blah, blah, blah</text:p>
      <text:p text:style-name="P2"/>
      <text:p text:style-name="P7">Gat Sector</text:p>
      <text:p text:style-name="P1">Gat Network</text:p>
      <text:p text:style-name="P3">Gat Spheres</text:p>
      <text:p text:style-name="P2">Blah, blah, blah</text:p>
      <text:p text:style-name="P6"><text:span text:style-name="T2"><text:line-break/></text:span><text:span text:style-name="T5">History of the Races</text:span></text:p>
      <text:p text:style-name="P2">Blah, blah, blah</text:p>
      <text:p text:style-name="P2"><text:line-break/><text:span text:style-name="T1">Greater Races</text:span></text:p>
      <text:p text:style-name="P2">Races that hold political power in Truth.</text:p>
      <text:p text:style-name="P3">Terrans</text:p>
      <text:p text:style-name="P2">The political head of the Terran Sector. <text:s/>They ventured through their sector using A.I. as scouts and incorporating aliases between themselves and inhabited planets they encountered.</text:p>
      <text:p text:style-name="P2"/>
      <text:p text:style-name="P3">A.I.</text:p>
      <text:p text:style-name="P2">While technically a sub-set of the Terran Federation, their sentient independence is recognized. <text:s/>Their placement in the sector bars the inner sector from some of the dangers in the outer rim. <text:s/>Being non-biological lifeforms, they are impervious to infection.</text:p>
      <text:p text:style-name="P2"/>
      <text:p text:style-name="P3">Gat</text:p>
      <text:p text:style-name="P2">Blah, blah, blah.</text:p>
      <text:p text:style-name="P2"/>
      <text:p text:style-name="P3">The Torn</text:p>
      <text:p text:style-name="P2">!The torn some-what resemble the Terran "Greys", to include flying saucers. <text:s/>They sometimes incorporate races as slaves.</text:p>
      <text:p text:style-name="P2"/>
      <text:p text:style-name="P3">Synergy</text:p>
      <text:p text:style-name="P2">!Energy based creatures that typically convert populace they conquer.<text:line-break/></text:p>
      <text:p text:style-name="P3">The Eve</text:p>
      <text:p text:style-name="P2">Blah, blah, blah.<text:line-break/></text:p>
      <text:p text:style-name="P3"><text:soft-page-break/>Bio-Stone</text:p>
      <text:p text:style-name="P2">!Living stone that come in several variations.<text:line-break/></text:p>
      <text:p text:style-name="P2"/>
      <text:p text:style-name="P1">Lesser Races</text:p>
      <text:p text:style-name="P2">Races that have joined </text:p>
      <text:p text:style-name="P2"/>
      <text:p text:style-name="P3">Elvia</text:p>
      <text:p text:style-name="P2">A cooperative race with Terrans. <text:s/>Identified by pointed ears and a long life span.</text:p>
      <text:p text:style-name="P2"/>
      <text:p text:style-name="P3">Nereid</text:p>
      <text:p text:style-name="P2">A cooperative race with Terrans. <text:s/>Identified by pointed blue skin and the ability to breath in air or water.</text:p>
      <text:p text:style-name="P2"/>
      <text:p text:style-name="P3">Demons</text:p>
      <text:p text:style-name="P2">A cooperative race with Terrans. <text:s/>Identified by pointed ears and purple hued skin.</text:p>
      <text:p text:style-name="P2"/>
      <text:p text:style-name="P3">Orcs</text:p>
      <text:p text:style-name="P2">A cooperative race with Terrans. <text:s/>Identified by pointed teeth and green skin.</text:p>
      <text:p text:style-name="P2"/>
      <text:p text:style-name="P3">Volts</text:p>
      <text:p text:style-name="P2">A cooperative race with Terrans. <text:s/>Identified by yellow skin and heightened electrical activity.</text:p>
      <text:p text:style-name="P2"/>
      <text:p text:style-name="P3">Balak</text:p>
      <text:p text:style-name="P2">Slaves that The Torn use. <text:s/>Insect-like soldiers.</text:p>
      <text:p text:style-name="P2"/>
      <text:p text:style-name="P3">Dink</text:p>
      <text:p text:style-name="P2">Slaves that The Torn use. <text:s/>Identified by 2 pairs of arms. <text:s/>Used as engineers.</text:p>
      <text:p text:style-name="P2"/>
      <text:p text:style-name="P3">Sess</text:p>
      <text:p text:style-name="P2">Slaves that The Torn use. <text:s/>Squid-like with arms made of tentacles. <text:s/>Used as negotiators and management.</text:p>
      <text:p text:style-name="P2"/>
      <text:p text:style-name="P3">Ursa</text:p>
      <text:p text:style-name="P2">A cooperative, bear-like race with The Eve.</text:p>
      <text:p text:style-name="P2"/>
      <text:p text:style-name="P3">Wulf</text:p>
      <text:p text:style-name="P2">A cooperative, canine-like race with The Eve.</text:p>
      <text:p text:style-name="P2"/>
      <text:p text:style-name="P3">Ralk</text:p>
      <text:p text:style-name="P2">A cooperative, if aggressive race with the Bio-Stones.</text:p>
      <text:p text:style-name="P2"/>
      <text:p text:style-name="P1">Antagonist Factions</text:p>
      <text:p text:style-name="P2">Factions that typically are openly hostile or aggressive.</text:p>
      <text:p text:style-name="P2"><text:soft-page-break/></text:p>
      <text:p text:style-name="P3">Crawlers</text:p>
      <text:p text:style-name="P2">From outside the galaxy, there is an ever encroaching armada of bio-ships filled with insect-like creatures. <text:s/>These bio-ships systematically invade planets, deploying hordes of their creatures to strip the planet of resources, and once loaded leave a seemingly lifeless husk of a planet behind. <text:s/></text:p>
      <text:p text:style-name="P2"/>
      <text:p text:style-name="P2">Surprisingly, they don't appear to return anywhere. <text:s/>Refugees from lost planets have identified bio-ships at other locations, and while such testimony is suspect, the bio-ships are considered to be large enough to be comparable to planets when the amount of their inhabitants are concerned.</text:p>
      <text:p text:style-name="P2"/>
      <text:p text:style-name="P3">Pirates</text:p>
      <text:p text:style-name="P2">The galaxy is a place wrought with peril at every turn, and even the "civil" governments are not exactly friendly. <text:s/>In the dark corners, and even some of the brightly lit, systems of the galaxy, lawless pirates wait to ambush, loot, and strip ships that come their way.</text:p>
      <text:p text:style-name="P2"/>
      <text:p text:style-name="P3">The Rabid</text:p>
      <text:p text:style-name="P2">There are overly aggressive, seemingly psychotic people that raid and attack anyone they can see. <text:s/>Their violence seems to infect those they attack, bolstering their numbers on each attack.</text:p>
      <text:p text:style-name="P2"/>
      <text:p text:style-name="P3">The Plagued</text:p>
      <text:p text:style-name="P2">The galaxy contains a plague that rots its hosts, but makes them surprisingly hard to kill. <text:s/>The pestilence infects any area in which they travel, allowing the infected contingents to replenish from available bodies.</text:p>
      <text:p text:style-name="P2"/>
      <text:p text:style-name="P3"/>
      <text:p text:style-name="P7">History of Diseases</text:p>
      <text:p text:style-name="P2">There are 2 diseases that are so virulent and so widespread on a galactic scale that the affective parties can identify each other from ship to ship. <text:s/>They have been cited as going as far as marking their ships, cooperating in combat, and, in rare cases, they have been observed to communicate amongst each other.</text:p>
      <text:p text:style-name="P2"/>
      <text:p text:style-name="P1">The Rabid</text:p>
      <text:p text:style-name="P2">The infected are filled with an unbelievable rage and express it openly through violence. <text:s/>Newly infected are usually lost within a day. <text:s/>Upon full infection, they have been observed to rant, justifying the upcoming violence, eventually devolving to gutteral noises and shouts.</text:p>
      <text:p text:style-name="P2"/>
      <text:p text:style-name="P2">In the field, The Rabid have been reported to collide, have minor altercations and then redirect their violent behavior against non-infected. <text:s/>Once a large, immediate area has been taken by infected, a lack of targets seems to cause them to search for transportation. <text:s/>Rather than blindly taking whatever transit is available, the infected will take the time to re-inforce and weaponize vehicles before heading out. <text:s/>They have even been observed to wait at transit stops to attack incoming victims.</text:p>
      <text:p text:style-name="P2"/>
      <text:p text:style-name="P2">The retention of intelligence makes this disease extremely problematic to handle, and extends the combat into space, allowing the infected to travel from planet to planet.</text:p>
      <text:p text:style-name="P2"/>
      <text:p text:style-name="P1"><text:soft-page-break/>The Plague</text:p>
      <text:p text:style-name="P2">The infected become hosts to a rapidly replicating bacteria that connects to the host bio systems, to include the brain. <text:s/>The infected are not just limited living hosts: corpses have been reported to re-animate when exposed to the disease, both people killed by the disease and existing corpses, as long as their structure is sufficient.</text:p>
      <text:p text:style-name="P2"/>
      <text:p text:style-name="P2">The Plague does not seem to remove intelligence, but certainly reduces the host's communication abilities. <text:s/>Infected are extremely hard to kill without incenerating the host in its entirety, even exposure to the vacuum of space won't usually guarantee an infected host's death.</text:p>
      <text:p text:style-name="P2"/>
      <text:p text:style-name="P2">Infected retain enough concept of community to adorn their vehicles with symbols that other infected will recognize and not attacked. <text:s/>Infected can quickly identify other infected, regardless of stage of infection and will defend against other infected, but rarely go as far to attack, let alone harm other hosts. <text:s/>While they seem to attempt to return to their assignments on spacecraft, infected don't seem to seek out new spacecraft unless it is already occupied by other hosts.</text:p>
      <text:p text:style-name="P2"/>
      <text:p text:style-name="P2">Infected have been reported to walk great distances, past vehicles, into areas of new victims at a slow plodding pace. <text:s/>They have also been observed to "call", though not audibly, to other infected to gather on ships and fly off world.</text:p>
      <text:p text:style-name="P2"/>
      <text:p text:style-name="P2">While The Plague is spread across the galaxy, technology based defenses seem most effective as there are no living host to be infected.</text:p>
      <text:p text:style-name="P2"/>
      <text:p text:style-name="P7">History of Organizations</text:p>
      <text:p text:style-name="P2">Blah, blah, blah.</text:p>
      <text:p text:style-name="P2"/>
      <text:p text:style-name="P1">XXXXXX</text:p>
      <text:p text:style-name="P2">blah, blah, blah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38M43S</meta:editing-duration>
    <meta:editing-cycles>23</meta:editing-cycles>
    <meta:generator>OpenOffice/4.1.7$Win32 OpenOffice.org_project/417m1$Build-9800</meta:generator>
    <dc:date>2020-11-07T22:32:03.38</dc:date>
    <meta:document-statistic meta:table-count="0" meta:image-count="0" meta:object-count="0" meta:page-count="5" meta:paragraph-count="98" meta:word-count="1029" meta:character-count="6445"/>
    <meta:user-defined meta:name="Info 1"/>
    <meta:user-defined meta:name="Info 2"/>
    <meta:user-defined meta:name="Info 3"/>
    <meta:user-defined meta:name="Info 4"/>
  </office:meta>
</office:document-meta>
</file>